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999999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4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row table:style-name="ro3">
          <table:table-cell table:style-name="ce1" office:value-type="string">
            <text:p>Plot-ID</text:p>
          </table:table-cell>
          <table:table-cell table:style-name="ce3" office:value-type="string">
            <text:p>cover</text:p>
          </table:table-cell>
          <table:table-cell table:style-name="ce3" office:value-type="string">
            <text:p>cover_num</text:p>
          </table:table-cell>
          <table:table-cell table:style-name="ce1" office:value-type="string">
            <text:p>Species-ID</text:p>
          </table:table-cell>
          <table:table-cell table:style-name="ce1" office:value-type="string">
            <text:p>species</text:p>
          </table:table-cell>
          <table:table-cell table:style-name="ce1" office:value-type="string">
            <text:p>bemerkung</text:p>
          </table:table-cell>
          <table:table-cell office:value-type="string">
            <text:p>Beleg</text:p>
          </table:table-cell>
          <table:table-cell office:value-type="string">
            <text:p>Z_OEK_L,C,7</text:p>
          </table:table-cell>
          <table:table-cell office:value-type="string">
            <text:p>OEK_L,N,5,0</text:p>
          </table:table-cell>
          <table:table-cell office:value-type="string">
            <text:p>Z_OEK_T,C,7</text:p>
          </table:table-cell>
          <table:table-cell office:value-type="string">
            <text:p>OEK_T,N,5,0</text:p>
          </table:table-cell>
          <table:table-cell office:value-type="string">
            <text:p>Z_OEK_K,C,7</text:p>
          </table:table-cell>
          <table:table-cell office:value-type="string">
            <text:p>OEK_K,N,5,0</text:p>
          </table:table-cell>
          <table:table-cell office:value-type="string">
            <text:p>Z_OEK_F,C,7</text:p>
          </table:table-cell>
          <table:table-cell office:value-type="string">
            <text:p>OEK_F,N,5,0</text:p>
          </table:table-cell>
          <table:table-cell office:value-type="string">
            <text:p>WASSERREGI,C,10</text:p>
          </table:table-cell>
          <table:table-cell office:value-type="string">
            <text:p>Z_OEK_R,C,7</text:p>
          </table:table-cell>
          <table:table-cell office:value-type="string">
            <text:p>OEK_R,N,5,0</text:p>
          </table:table-cell>
          <table:table-cell office:value-type="string">
            <text:p>Z_OEK_N,C,7</text:p>
          </table:table-cell>
          <table:table-cell office:value-type="string">
            <text:p>OEK_N,N,5,0</text:p>
          </table:table-cell>
          <table:table-cell office:value-type="string">
            <text:p>Z_OEK_S,C,7</text:p>
          </table:table-cell>
          <table:table-cell office:value-type="string">
            <text:p>OEK_S,N,5,0</text:p>
          </table:table-cell>
          <table:table-cell/>
        </table:table-row>
        <table:table-row table:style-name="ro3">
          <table:table-cell table:style-name="ce1" office:value-type="string">
            <text:p>A01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ath_fem</text:p>
          </table:table-cell>
          <table:table-cell table:style-name="ce1" office:value-type="string">
            <text:p>Athyrium_filix-femina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ath_fem</text:p>
          </table:table-cell>
          <table:table-cell table:style-name="ce1" office:value-type="string">
            <text:p>Athyrium_filix-femina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string">
            <text:p>ath_fem</text:p>
          </table:table-cell>
          <table:table-cell office:value-type="string">
            <text:p>Athyrium_filix-femin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atr_und</text:p>
          </table:table-cell>
          <table:table-cell office:value-type="string">
            <text:p>Atrichum undulatum</text:p>
          </table:table-cell>
          <table:table-cell table:style-name="ce1"/>
          <table:table-cell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atr_und</text:p>
          </table:table-cell>
          <table:table-cell office:value-type="string">
            <text:p>Atrichum undulat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7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atr_und</text:p>
          </table:table-cell>
          <table:table-cell office:value-type="string">
            <text:p>Atrichum undulat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et_pen</text:p>
          </table:table-cell>
          <table:table-cell office:value-type="string">
            <text:p>Betula_penula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et_pen</text:p>
          </table:table-cell>
          <table:table-cell office:value-type="string">
            <text:p>Betula_penula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D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et_pen</text:p>
          </table:table-cell>
          <table:table-cell office:value-type="string">
            <text:p>Betula_penula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D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le_spi</text:p>
          </table:table-cell>
          <table:table-cell office:value-type="string">
            <text:p>Blechnum_spicant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bra_rot</text:p>
          </table:table-cell>
          <table:table-cell office:value-type="string">
            <text:p>Brachhythecium_rutabul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3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bra_rut</text:p>
          </table:table-cell>
          <table:table-cell office:value-type="string">
            <text:p>Brachhythecium_rutabul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C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ra_rut</text:p>
          </table:table-cell>
          <table:table-cell office:value-type="string">
            <text:p>Brachhythecium_rutabul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D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l_vul</text:p>
          </table:table-cell>
          <table:table-cell office:value-type="string">
            <text:p>Calluna_vulgaris</text:p>
          </table:table-cell>
          <table:table-cell table:number-columns-repeated="2"/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table:style-name="ce1" office:value-type="string">
            <text:p>A01</text:p>
          </table:table-cell>
          <table:table-cell table:style-name="ce3"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1" office:value-type="string">
            <text:p>car_rem_spec</text:p>
          </table:table-cell>
          <table:table-cell table:style-name="ce1" office:value-type="string">
            <text:p>Carex_remota_spec</text:p>
          </table:table-cell>
          <table:table-cell table:style-name="ce1" office:value-type="string">
            <text:p>Binse A01</text:p>
          </table:table-cell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ic_het</text:p>
          </table:table-cell>
          <table:table-cell office:value-type="string">
            <text:p>Dicranella_heteromalla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table:style-name="ce2" office:value-type="string">
            <text:p>B07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table:style-name="ce2" office:value-type="string">
            <text:p>dic_het</text:p>
          </table:table-cell>
          <table:table-cell office:value-type="string">
            <text:p>Dicranella_heteromalla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D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ic_het</text:p>
          </table:table-cell>
          <table:table-cell office:value-type="string">
            <text:p>Dicranella_heteromalla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07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B10</text:p>
          </table:table-cell>
          <table:table-cell office:value-type="string">
            <text:p>+</text:p>
          </table:table-cell>
          <table:table-cell office:value-type="float" office:value="0.5">
            <text:p>0.5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C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C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C0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office:value-type="string">
            <text:p>D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ic_sco</text:p>
          </table:table-cell>
          <table:table-cell office:value-type="string">
            <text:p>Dicranum_scorpari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2"/>
        </table:table-row>
        <table:table-row table:style-name="ro3">
          <table:table-cell table:style-name="ce1" office:value-type="string">
            <text:p>A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1" office:value-type="string">
            <text:p>dry_mas</text:p>
          </table:table-cell>
          <table:table-cell table:style-name="ce1" office:value-type="string">
            <text:p>Dryopteris_filix-mas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ry_mas</text:p>
          </table:table-cell>
          <table:table-cell office:value-type="string">
            <text:p>Dryopteris_filix-mas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ry_mas</text:p>
          </table:table-cell>
          <table:table-cell office:value-type="string">
            <text:p>Dryopteris_filix-mas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ry_mas</text:p>
          </table:table-cell>
          <table:table-cell office:value-type="string">
            <text:p>Dryopteris_filix-mas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dry_mas</text:p>
          </table:table-cell>
          <table:table-cell office:value-type="string">
            <text:p>Dryopteris_filix-mas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dry_mas</text:p>
          </table:table-cell>
          <table:table-cell office:value-type="string">
            <text:p>Dryopteris_filix-mas</text:p>
          </table:table-cell>
          <table:table-cell office:value-type="string">
            <text:p>farne wie D02</text:p>
          </table:table-cell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1</text:p>
          </table:table-cell>
          <table:table-cell table:style-name="ce3" office:value-type="string">
            <text:p>+</text:p>
          </table:table-cell>
          <table:table-cell table:style-name="ce3" office:value-type="float" office:value="0.5">
            <text:p>0.5</text:p>
          </table:table-cell>
          <table:table-cell table:style-name="ce1" office:value-type="string">
            <text:p>equ_syl</text:p>
          </table:table-cell>
          <table:table-cell table:style-name="ce1" office:value-type="string">
            <text:p>Equisetum_sylvaticum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5</text:p>
          </table:table-cell>
          <table:table-cell table:style-name="ce3" office:value-type="string">
            <text:p>+</text:p>
          </table:table-cell>
          <table:table-cell table:style-name="ce3" office:value-type="float" office:value="0.5">
            <text:p>0.5</text:p>
          </table:table-cell>
          <table:table-cell table:style-name="ce1" office:value-type="string">
            <text:p>equ_syl</text:p>
          </table:table-cell>
          <table:table-cell table:style-name="ce1" office:value-type="string">
            <text:p>Equisetum_sylvaticum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string">
            <text:p>+</text:p>
          </table:table-cell>
          <table:table-cell office:value-type="float" office:value="0.5">
            <text:p>0.5</text:p>
          </table:table-cell>
          <table:table-cell office:value-type="string">
            <text:p>equ_syl</text:p>
          </table:table-cell>
          <table:table-cell table:style-name="ce1" office:value-type="string">
            <text:p>Equisetum_sylvaticum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eur_pra</text:p>
          </table:table-cell>
          <table:table-cell office:value-type="string">
            <text:p>Eurhynchium_praelongum</text:p>
          </table:table-cell>
          <table:table-cell table:style-name="ce1"/>
          <table:table-cell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eur_pra</text:p>
          </table:table-cell>
          <table:table-cell office:value-type="string">
            <text:p>Eurhynchium_praelong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eur_pra</text:p>
          </table:table-cell>
          <table:table-cell office:value-type="string">
            <text:p>Eurhynchium_praelong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eur_pul</text:p>
          </table:table-cell>
          <table:table-cell office:value-type="string">
            <text:p>Eurhynchium_pulchell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table:style-name="ce1"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table:style-name="ce1"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style-name="ce1"/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2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3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4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7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8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1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2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3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11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ag_syl</text:p>
          </table:table-cell>
          <table:table-cell table:style-name="ce1" office:value-type="string">
            <text:p>Fagus_sylvatica</text:p>
          </table:table-cell>
          <table:table-cell office:value-type="string">
            <text:p>?</text:p>
          </table:table-cell>
          <table:table-cell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fis_bry</text:p>
          </table:table-cell>
          <table:table-cell office:value-type="string">
            <text:p>Fissidens_bryoides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style-name="ce1"/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2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style-name="ce1" office:value-type="string">
            <text:p>an Bäumen</text:p>
          </table:table-cell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string">
            <text:p>+</text:p>
          </table:table-cell>
          <table:table-cell office:value-type="float" office:value="0.5">
            <text:p>0.5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office:value-type="string">
            <text:p>an totholz</text:p>
          </table:table-cell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5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hyp_cup</text:p>
          </table:table-cell>
          <table:table-cell office:value-type="string">
            <text:p>Hypnum_cupressiforme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3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iso_alo</text:p>
          </table:table-cell>
          <table:table-cell office:value-type="string">
            <text:p>Isothecium_alopecuroid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!</text:p>
          </table:table-cell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iso_alo</text:p>
          </table:table-cell>
          <table:table-cell office:value-type="string">
            <text:p>Isothecium_alopecuroid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!</text:p>
          </table:table-cell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leu_glau</text:p>
          </table:table-cell>
          <table:table-cell office:value-type="string">
            <text:p>Leucobryum_glauc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5</text:p>
          </table:table-cell>
          <table:table-cell office:value-type="string">
            <text:p>+</text:p>
          </table:table-cell>
          <table:table-cell office:value-type="float" office:value="0.5">
            <text:p>0.5</text:p>
          </table:table-cell>
          <table:table-cell office:value-type="string">
            <text:p>leu_glau</text:p>
          </table:table-cell>
          <table:table-cell office:value-type="string">
            <text:p>Leucobryum_glauc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eu_glau</text:p>
          </table:table-cell>
          <table:table-cell office:value-type="string">
            <text:p>Leucobryum_glauc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7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leu_glau</text:p>
          </table:table-cell>
          <table:table-cell office:value-type="string">
            <text:p>Leucobryum_glauc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style-name="ce1"/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3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3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mni_hor</text:p>
          </table:table-cell>
          <table:table-cell office:value-type="string">
            <text:p>Mnium_hornum</text:p>
          </table:table-cell>
          <table:table-cell office:value-type="string">
            <text:p>an totholz</text:p>
          </table:table-cell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ort_flag</text:p>
          </table:table-cell>
          <table:table-cell office:value-type="string">
            <text:p>Orthodicranum_flagellare</text:p>
          </table:table-cell>
          <table:table-cell office:value-type="string">
            <text:p>an totholz</text:p>
          </table:table-cell>
          <table:table-cell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7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ort_mon</text:p>
          </table:table-cell>
          <table:table-cell table:style-name="ce2" office:value-type="string">
            <text:p>Orthodicranum_montan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1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oxa_ace</text:p>
          </table:table-cell>
          <table:table-cell table:style-name="ce1" office:value-type="string">
            <text:p>Oxalis_acetosella</text:p>
          </table:table-cell>
          <table:table-cell table:style-name="ce1"/>
          <table:table-cell/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xa_ace</text:p>
          </table:table-cell>
          <table:table-cell table:style-name="ce1" office:value-type="string">
            <text:p>Oxalis_acetosella</text:p>
          </table:table-cell>
          <table:table-cell table:number-columns-repeated="2"/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xa_ace</text:p>
          </table:table-cell>
          <table:table-cell table:style-name="ce1" office:value-type="string">
            <text:p>Oxalis_acetosella</text:p>
          </table:table-cell>
          <table:table-cell table:number-columns-repeated="2"/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oxa_ace</text:p>
          </table:table-cell>
          <table:table-cell office:value-type="string">
            <text:p>Oxalis_acetosella</text:p>
          </table:table-cell>
          <table:table-cell office:value-type="string">
            <text:p>an Totholz</text:p>
          </table:table-cell>
          <table:table-cell/>
          <table:table-cell table:style-name="ce5"/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table:style-name="ce2" office:value-type="string">
            <text:p>pel_epi</text:p>
          </table:table-cell>
          <table:table-cell table:style-name="ce2" office:value-type="string">
            <text:p>Pellia_epiphylla</text:p>
          </table:table-cell>
          <table:table-cell table:style-name="ce1"/>
          <table:table-cell/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A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2" office:value-type="string">
            <text:p>pel_epi</text:p>
          </table:table-cell>
          <table:table-cell table:style-name="ce2" office:value-type="string">
            <text:p>Pellia_epiphylla</text:p>
          </table:table-cell>
          <table:table-cell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el_epi</text:p>
          </table:table-cell>
          <table:table-cell table:style-name="ce2" office:value-type="string">
            <text:p>Pellia_epiphylla</text:p>
          </table:table-cell>
          <table:table-cell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el_epi</text:p>
          </table:table-cell>
          <table:table-cell table:style-name="ce2" office:value-type="string">
            <text:p>Pellia_epiphylla</text:p>
          </table:table-cell>
          <table:table-cell table:number-columns-repeated="2"/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4</text:p>
          </table:table-cell>
          <table:table-cell table:style-name="ce3" office:value-type="float" office:value="3">
            <text:p>3</text:p>
          </table:table-cell>
          <table:table-cell office:value-type="float" office:value="37.5">
            <text:p>37.5</text:p>
          </table:table-cell>
          <table:table-cell table:style-name="ce1"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style-name="ce1"/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style-name="ce2"/>
          <table:table-cell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5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9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5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6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10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3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c_abi</text:p>
          </table:table-cell>
          <table:table-cell table:style-name="ce1" office:value-type="string">
            <text:p>Picea_abie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!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2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style-name="ce1"/>
          <table:table-cell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3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style-name="ce1"/>
          <table:table-cell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4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style-name="ce1"/>
          <table:table-cell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2"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style-name="ce2"/>
          <table:table-cell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in_syl</text:p>
          </table:table-cell>
          <table:table-cell table:style-name="ce1" office:value-type="string">
            <text:p>Pinus_sylvestri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lag_lat</text:p>
          </table:table-cell>
          <table:table-cell office:value-type="string">
            <text:p>Plagiothecium_leatum</text:p>
          </table:table-cell>
          <table:table-cell table:style-name="ce1"/>
          <table:table-cell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lag_und</text:p>
          </table:table-cell>
          <table:table-cell office:value-type="string">
            <text:p>Plagiomnium_undulatum</text:p>
          </table:table-cell>
          <table:table-cell table:style-name="ce1"/>
          <table:table-cell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lag_und</text:p>
          </table:table-cell>
          <table:table-cell office:value-type="string">
            <text:p>Plagiomnium_undulat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style-name="ce1"/>
          <table:table-cell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2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7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9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oly_fer</text:p>
          </table:table-cell>
          <table:table-cell office:value-type="string">
            <text:p>Polytrichum formos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1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table:style-name="ce2" office:value-type="string">
            <text:p>pte_aqu</text:p>
          </table:table-cell>
          <table:table-cell table:style-name="ce2" office:value-type="string">
            <text:p>Pteridium_aquilin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~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te_aqu</text:p>
          </table:table-cell>
          <table:table-cell table:style-name="ce2" office:value-type="string">
            <text:p>Pteridium_aquilinum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~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2</text:p>
          </table:table-cell>
          <table:table-cell table:style-name="ce3"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que_pet</text:p>
          </table:table-cell>
          <table:table-cell table:style-name="ce1" office:value-type="string">
            <text:p>Quercus_petraea</text:p>
          </table:table-cell>
          <table:table-cell table:style-name="ce1" office:value-type="string">
            <text:p>Jungwuchs</text:p>
          </table:table-cell>
          <table:table-cell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que_pet</text:p>
          </table:table-cell>
          <table:table-cell table:style-name="ce1" office:value-type="string">
            <text:p>Quercus_petraea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que_pet</text:p>
          </table:table-cell>
          <table:table-cell table:style-name="ce1" office:value-type="string">
            <text:p>Quercus_petraea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rhi_pun</text:p>
          </table:table-cell>
          <table:table-cell office:value-type="string">
            <text:p>Rhizomnium_punctatum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rhi_pun</text:p>
          </table:table-cell>
          <table:table-cell office:value-type="string">
            <text:p>Rhizomnium_punctatum</text:p>
          </table:table-cell>
          <table:table-cell table:number-columns-repeated="2"/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rhy_squ</text:p>
          </table:table-cell>
          <table:table-cell office:value-type="string">
            <text:p>Rhytidiadelphus_squarrosus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string">
            <text:p>!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1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rub_spec</text:p>
          </table:table-cell>
          <table:table-cell office:value-type="string">
            <text:p>Rubus_spec</text:p>
          </table:table-cell>
          <table:table-cell office:value-type="string">
            <text:p>nur ein individuum, jungwuchs</text:p>
          </table:table-cell>
          <table:table-cell/>
          <table:table-cell table:style-name="ce6" table:number-columns-repeated="15"/>
          <table:table-cell/>
        </table:table-row>
        <table:table-row table:style-name="ro3">
          <table:table-cell office:value-type="string">
            <text:p>D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sca_nem</text:p>
          </table:table-cell>
          <table:table-cell office:value-type="string">
            <text:p>Scapania_nemorosa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office:value-type="string">
            <text:p>sor_acu</text:p>
          </table:table-cell>
          <table:table-cell table:style-name="ce2" office:value-type="string">
            <text:p>Sorbus_aucuparia</text:p>
          </table:table-cell>
          <table:table-cell table:style-name="ce2"/>
          <table:table-cell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sor_cf_acu</text:p>
          </table:table-cell>
          <table:table-cell office:value-type="string">
            <text:p>Sorbus_cf_aucuparia</text:p>
          </table:table-cell>
          <table:table-cell office:value-type="string">
            <text:p>Beleg schon öfter bild</text:p>
          </table:table-cell>
          <table:table-cell office:value-type="string">
            <text:p>Bild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5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sph_cf_cap</text:p>
          </table:table-cell>
          <table:table-cell office:value-type="string">
            <text:p>Sphagnum_cf_capillifolium</text:p>
          </table:table-cell>
          <table:table-cell table:number-columns-repeated="2"/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sph_cf_fal</text:p>
          </table:table-cell>
          <table:table-cell office:value-type="string">
            <text:p>Sphagnum_cf_fallax</text:p>
          </table:table-cell>
          <table:table-cell table:number-columns-repeated="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float" office:value="5">
            <text:p>5</text:p>
          </table:table-cell>
          <table:table-cell table:style-name="ce3" office:value-type="float" office:value="87.5">
            <text:p>87.5</text:p>
          </table:table-cell>
          <table:table-cell office:value-type="string">
            <text:p>sph_cf_pal</text:p>
          </table:table-cell>
          <table:table-cell office:value-type="string">
            <text:p>Sphagnum_cf_palustre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sph_cf_pal</text:p>
          </table:table-cell>
          <table:table-cell office:value-type="string">
            <text:p>Sphagnum_cf_palustre</text:p>
          </table:table-cell>
          <table:table-cell table:number-columns-repeated="2"/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string">
            <text:p>+</text:p>
          </table:table-cell>
          <table:table-cell office:value-type="float" office:value="0.5">
            <text:p>0.5</text:p>
          </table:table-cell>
          <table:table-cell office:value-type="string">
            <text:p>the_lim</text:p>
          </table:table-cell>
          <table:table-cell office:value-type="string">
            <text:p>Thelypteris_limbosperma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~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4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the_lim</text:p>
          </table:table-cell>
          <table:table-cell office:value-type="string">
            <text:p>Thelypteris_limbosperma</text:p>
          </table:table-cell>
          <table:table-cell office:value-type="string">
            <text:p>prüfen, nicht gesichert</text:p>
          </table:table-cell>
          <table:table-cell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~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5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string">
            <text:p>the_lim</text:p>
          </table:table-cell>
          <table:table-cell office:value-type="string">
            <text:p>Thelypteris_limbosperma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~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A05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thu_tam</text:p>
          </table:table-cell>
          <table:table-cell office:value-type="string">
            <text:p>Thuidium_tamariscin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3</text:p>
          </table:table-cell>
          <table:table-cell office:value-type="string">
            <text:p>r</text:p>
          </table:table-cell>
          <table:table-cell office:value-type="float" office:value="0.1">
            <text:p>0.1</text:p>
          </table:table-cell>
          <table:table-cell office:value-type="string">
            <text:p>thu_tam</text:p>
          </table:table-cell>
          <table:table-cell office:value-type="string">
            <text:p>Thuidium_tamariscinum</text:p>
          </table:table-cell>
          <table:table-cell table:number-columns-repeated="2"/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1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urt_dio</text:p>
          </table:table-cell>
          <table:table-cell table:style-name="ce1" office:value-type="string">
            <text:p>Urtica_dioica</text:p>
          </table:table-cell>
          <table:table-cell table:style-name="ce1"/>
          <table:table-cell/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05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urt_dio</text:p>
          </table:table-cell>
          <table:table-cell table:style-name="ce1" office:value-type="string">
            <text:p>Urtica_dioica</text:p>
          </table:table-cell>
          <table:table-cell table:style-name="ce1"/>
          <table:table-cell/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B06</text:p>
          </table:table-cell>
          <table:table-cell office:value-type="string">
            <text:p>+</text:p>
          </table:table-cell>
          <table:table-cell office:value-type="float" office:value="0.5">
            <text:p>0.5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4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5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7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2</text:p>
          </table:table-cell>
          <table:table-cell office:value-type="string">
            <text:p>+</text:p>
          </table:table-cell>
          <table:table-cell table:style-name="ce3" office:value-type="float" office:value="0.5">
            <text:p>0.5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vac_myr</text:p>
          </table:table-cell>
          <table:table-cell office:value-type="string">
            <text:p>Vaccinium_myrtillus</text:p>
          </table:table-cell>
          <table:table-cell table:number-columns-repeated="2"/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01</text:p>
          </table:table-cell>
          <table:table-cell table:style-name="ce3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table:number-columns-repeated="2"/>
          <table:table-cell table:style-name="ce1" office:value-type="string">
            <text:p>Gras A01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A01</text:p>
          </table:table-cell>
          <table:table-cell table:style-name="ce3" office:value-type="string">
            <text:p>+</text:p>
          </table:table-cell>
          <table:table-cell office:value-type="float" office:value="0.5">
            <text:p>0.5</text:p>
          </table:table-cell>
          <table:table-cell table:style-name="ce1" table:number-columns-repeated="2"/>
          <table:table-cell table:style-name="ce1" office:value-type="string">
            <text:p>Beleg_A01_2</text:p>
          </table:table-cell>
          <table:table-cell office:value-type="string">
            <text:p>Bild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A01</text:p>
          </table:table-cell>
          <table:table-cell table:style-name="ce3" office:value-type="string">
            <text:p>r</text:p>
          </table:table-cell>
          <table:table-cell office:value-type="float" office:value="0.1">
            <text:p>0.1</text:p>
          </table:table-cell>
          <table:table-cell table:style-name="ce1" table:number-columns-repeated="2"/>
          <table:table-cell table:style-name="ce1" office:value-type="string">
            <text:p>ID_K01</text:p>
          </table:table-cell>
          <table:table-cell office:value-type="string">
            <text:p>Beleg</text:p>
          </table:table-cell>
          <table:table-cell table:number-columns-repeated="16"/>
        </table:table-row>
        <table:table-row table:style-name="ro2">
          <table:table-cell table:style-name="ce1" office:value-type="string">
            <text:p>A01</text:p>
          </table:table-cell>
          <table:table-cell table:style-name="ce3" office:value-type="string">
            <text:p>r</text:p>
          </table:table-cell>
          <table:table-cell office:value-type="float" office:value="0.1">
            <text:p>0.1</text:p>
          </table:table-cell>
          <table:table-cell table:style-name="ce1" table:number-columns-repeated="2"/>
          <table:table-cell table:style-name="ce1" office:value-type="string">
            <text:p>Beleg_A01_1</text:p>
          </table:table-cell>
          <table:table-cell office:value-type="string">
            <text:p>Bild</text:p>
          </table:table-cell>
          <table:table-cell table:number-columns-repeated="16"/>
        </table:table-row>
        <table:table-row table:style-name="ro3">
          <table:table-cell office:value-type="string">
            <text:p>D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Junca Do01?</text:p>
          </table:table-cell>
          <table:table-cell office:value-type="string">
            <text:p>Beleg</text:p>
          </table:table-cell>
          <table:table-cell table:number-columns-repeated="16"/>
        </table:table-row>
        <table:table-row table:style-name="ro2">
          <table:table-cell office:value-type="string">
            <text:p>D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ras D01?</text:p>
          </table:table-cell>
          <table:table-cell office:value-type="string">
            <text:p>Beleg</text:p>
          </table:table-cell>
          <table:table-cell table:number-columns-repeated="16"/>
        </table:table-row>
        <table:table-row table:style-name="ro3">
          <table:table-cell office:value-type="string">
            <text:p>D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ras <text:s/></text:p>
          </table:table-cell>
          <table:table-cell office:value-type="string">
            <text:p>Beleg</text:p>
          </table:table-cell>
          <table:table-cell table:number-columns-repeated="16"/>
        </table:table-row>
        <table:table-row table:style-name="ro2">
          <table:table-cell office:value-type="string">
            <text:p>D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trauch?</text:p>
          </table:table-cell>
          <table:table-cell office:value-type="string">
            <text:p>Bild</text:p>
          </table:table-cell>
          <table:table-cell table:number-columns-repeated="16"/>
        </table:table-row>
        <table:table-row table:style-name="ro2">
          <table:table-cell office:value-type="string">
            <text:p>D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ras A01</text:p>
          </table:table-cell>
          <table:table-cell office:value-type="string">
            <text:p>Beleg</text:p>
          </table:table-cell>
          <table:table-cell table:number-columns-repeated="16"/>
        </table:table-row>
        <table:table-row table:style-name="ro2" table:number-rows-repeated="1048391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e1.A1:Tabelle1.V18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3/10/2018</text:date>, <text:time>11:4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6:47:37.73</meta:creation-date>
    <meta:generator>OpenOffice/4.1.3$Win32 OpenOffice.org_project/413m1$Build-9783</meta:generator>
    <dc:date>2018-10-03T11:45:29.12</dc:date>
    <meta:editing-duration>PT16H12M56S</meta:editing-duration>
    <meta:editing-cycles>14</meta:editing-cycles>
    <meta:document-statistic meta:table-count="3" meta:cell-count="2364" meta:object-count="0"/>
  </office:meta>
</office:document-meta>
</file>